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e62" officeooo:paragraph-rsid="00138e62"/>
    </style:style>
    <style:style style:name="P2" style:family="paragraph" style:parent-style-name="Standard">
      <style:text-properties officeooo:rsid="0014a47a" officeooo:paragraph-rsid="0014a47a"/>
    </style:style>
    <style:style style:name="P3" style:family="paragraph" style:parent-style-name="Standard">
      <style:text-properties officeooo:rsid="0014a47a" officeooo:paragraph-rsid="00166a18"/>
    </style:style>
    <style:style style:name="P4" style:family="paragraph" style:parent-style-name="Standard">
      <style:text-properties officeooo:rsid="00166a18" officeooo:paragraph-rsid="00166a18"/>
    </style:style>
    <style:style style:name="P5" style:family="paragraph" style:parent-style-name="Standard">
      <style:text-properties officeooo:rsid="00189dca" officeooo:paragraph-rsid="00189dca"/>
    </style:style>
    <style:style style:name="P6" style:family="paragraph" style:parent-style-name="Standard">
      <style:text-properties officeooo:rsid="00189dca" officeooo:paragraph-rsid="001d4625"/>
    </style:style>
    <style:style style:name="P7" style:family="paragraph" style:parent-style-name="Standard">
      <style:text-properties officeooo:rsid="001a2fec" officeooo:paragraph-rsid="001a2fec"/>
    </style:style>
    <style:style style:name="P8" style:family="paragraph" style:parent-style-name="Standard">
      <style:text-properties officeooo:rsid="00166a18" officeooo:paragraph-rsid="001d4625"/>
    </style:style>
    <style:style style:name="P9" style:family="paragraph" style:parent-style-name="Standard">
      <style:text-properties officeooo:rsid="00166a18" officeooo:paragraph-rsid="00166a18"/>
    </style:style>
    <style:style style:name="P10" style:family="paragraph" style:parent-style-name="Standard">
      <style:text-properties officeooo:rsid="001d4625" officeooo:paragraph-rsid="001d4625"/>
    </style:style>
    <style:style style:name="P11" style:family="paragraph" style:parent-style-name="Standard">
      <style:text-properties officeooo:rsid="001d7e99" officeooo:paragraph-rsid="001d7e99"/>
    </style:style>
    <style:style style:name="P12" style:family="paragraph" style:parent-style-name="Standard">
      <style:text-properties officeooo:rsid="0014a47a" officeooo:paragraph-rsid="00166a18"/>
    </style:style>
    <style:style style:name="T1" style:family="text">
      <style:text-properties officeooo:rsid="0014a47a"/>
    </style:style>
    <style:style style:name="T2" style:family="text">
      <style:text-properties officeooo:rsid="00166a18"/>
    </style:style>
    <style:style style:name="T3" style:family="text">
      <style:text-properties officeooo:rsid="00189dca"/>
    </style:style>
    <style:style style:name="T4" style:family="text">
      <style:text-properties officeooo:rsid="001a2fec"/>
    </style:style>
    <style:style style:name="T5" style:family="text">
      <style:text-properties officeooo:rsid="001d4625"/>
    </style:style>
    <style:style style:name="T6" style:family="text">
      <style:text-properties officeooo:rsid="001e2d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Describe your undergraduate experience.</text:span></text:p>
      <text:p text:style-name="P1"><text:tab/><text:span text:style-name="T1">What did you study?</text:span></text:p>
      <text:p text:style-name="P2"><text:tab/>How was the schooling? (Different than the US)</text:p>
      <text:p text:style-name="P1"><text:tab/><text:span text:style-name="T1">Life in Romania? (not just related to )</text:span></text:p>
      <text:p text:style-name="P1"/>
      <text:p text:style-name="P3">2. How did you decide <text:span text:style-name="T2">you wanted grad school (Ph.D)?</text:span></text:p>
      <text:p text:style-name="P3"><text:tab/><text:span text:style-name="T2">What was it about your studies that appealed to you (pushed you towards research)? </text:span></text:p>
      <text:p text:style-name="P3"/>
      <text:p text:style-name="P4">3. <text:span text:style-name="T3">Walk me through a day in the life</text:span></text:p>
      <text:p text:style-name="P4"/>
      <text:p text:style-name="P11">4. Can you describe a time when you were particularly motivated?</text:p>
      <text:p text:style-name="P11"><text:tab/>A time when you were recently motivated?</text:p>
      <text:p text:style-name="P11"><text:tab/> How would describe the experience from an emotional/philosophical level?</text:p>
      <text:p text:style-name="P8"><text:s/></text:p>
      <text:p text:style-name="P7"><text:span text:style-name="T6">5</text:span>. What are your goals? Daily? Yearly? Ultimate?</text:p>
      <text:p text:style-name="P7"/>
      <text:p text:style-name="P5"><text:span text:style-name="T6">6</text:span>. <text:span text:style-name="T4">What motivates you during your day?</text:span></text:p>
      <text:p text:style-name="P5"><text:tab/><text:span text:style-name="T5">What motivate you to achieve your goals?</text:span></text:p>
      <text:p text:style-name="P4"/>
      <text:p text:style-name="P4"><text:span text:style-name="T6">7</text:span>. Would you describe yourself as a motivated person?</text:p>
      <text:p text:style-name="P4"><text:tab/>What makes a motivated person to you?</text:p>
      <text:p text:style-name="P5"/>
      <text:p text:style-name="P5"><text:span text:style-name="T6">8</text:span>. <text:span text:style-name="T4">What do you think is at the core of motivation?</text:span></text:p>
      <text:p text:style-name="P6"><text:tab/><text:span text:style-name="T5">What motivates?</text:span></text:p>
      <text:p text:style-name="P10"><text:tab/>Is it universal?</text:p>
      <text:p text:style-name="P6"/>
      <text:p text:style-name="P10"><text:span text:style-name="T6">9</text:span>. Hobbies?</text:p>
      <text:p text:style-name="P8"><text:tab/>What is it about sailing and woodworking that appeal to you?</text:p>
      <text:p text:style-name="P8"><text:tab/>Where do you find the time?</text:p>
      <text:p text:style-name="P8"/>
      <text:p text:style-name="P5"><text:span text:style-name="T6">10. </text:span><text:tab/>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1T14:12:21.587810242</meta:creation-date>
    <dc:date>2019-09-12T12:52:29.953265934</dc:date>
    <meta:editing-duration>PT2H47M25S</meta:editing-duration>
    <meta:editing-cycles>3</meta:editing-cycles>
    <meta:generator>LibreOffice/6.3.0.4$Linux_X86_64 LibreOffice_project/30$Build-4</meta:generator>
    <meta:document-statistic meta:table-count="0" meta:image-count="0" meta:object-count="0" meta:page-count="1" meta:paragraph-count="23" meta:word-count="159" meta:character-count="907" meta:non-whitespace-character-count="753"/>
  </office:meta>
</office:document-meta>
</file>